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CPSampler.setFilename( String new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setPort( String new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getClass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CPSampler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CPSampler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CPSampler.checkResponseCode( String r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CPSampler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threadStar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CPSampler.getNo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setNoDelay( String newNo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getRequ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setRequestData( String newReques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getSock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CPSampler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setTimeout( String new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TCP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sample( Entry 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TCPSampler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setReUseConnection( String re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setServer( String new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getClass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CPSampler.closeSock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CPSampler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getProtoco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CPSampler.isReUs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.threadFinish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